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ace8" officeooo:paragraph-rsid="001eace8"/>
    </style:style>
    <style:style style:name="P2" style:family="paragraph" style:parent-style-name="Standard" style:list-style-name="L1">
      <style:text-properties officeooo:rsid="0023c1f0" officeooo:paragraph-rsid="0023c1f0"/>
    </style:style>
    <style:style style:name="P3" style:family="paragraph" style:parent-style-name="Standard">
      <style:text-properties officeooo:rsid="00251be8" officeooo:paragraph-rsid="00251be8"/>
    </style:style>
    <style:style style:name="P4" style:family="paragraph" style:parent-style-name="Standard" style:list-style-name="L1">
      <style:text-properties officeooo:rsid="00251be8" officeooo:paragraph-rsid="00251be8"/>
    </style:style>
    <style:style style:name="P5" style:family="paragraph" style:parent-style-name="Standard">
      <style:text-properties officeooo:rsid="0026e87b" officeooo:paragraph-rsid="0026e87b"/>
    </style:style>
    <style:style style:name="P6" style:family="paragraph" style:parent-style-name="Standard">
      <style:text-properties officeooo:rsid="00274019" officeooo:paragraph-rsid="00274019"/>
    </style:style>
    <style:style style:name="P7" style:family="paragraph" style:parent-style-name="Standard">
      <style:text-properties officeooo:rsid="00289b7d" officeooo:paragraph-rsid="00289b7d"/>
    </style:style>
    <style:style style:name="P8" style:family="paragraph" style:parent-style-name="Standard" style:list-style-name="L1">
      <style:text-properties officeooo:rsid="001eace8" officeooo:paragraph-rsid="001eace8"/>
    </style:style>
    <style:style style:name="P9" style:family="paragraph" style:parent-style-name="Standard" style:list-style-name="L1">
      <style:text-properties officeooo:rsid="001f52d5" officeooo:paragraph-rsid="001f52d5"/>
    </style:style>
    <style:style style:name="P10" style:family="paragraph" style:parent-style-name="Standard" style:list-style-name="L1">
      <style:text-properties officeooo:rsid="0021c648" officeooo:paragraph-rsid="0021c648"/>
    </style:style>
    <style:style style:name="P11" style:family="paragraph" style:parent-style-name="Standard" style:list-style-name="L1">
      <style:text-properties officeooo:rsid="0020e799" officeooo:paragraph-rsid="0020e799"/>
    </style:style>
    <style:style style:name="T1" style:family="text">
      <style:text-properties officeooo:rsid="0021c648"/>
    </style:style>
    <style:style style:name="T2" style:family="text">
      <style:text-properties officeooo:rsid="0023c1f0"/>
    </style:style>
    <style:style style:name="T3" style:family="text">
      <style:text-properties officeooo:rsid="00255f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séance de projet 3 25012017</text:p>
      <text:p text:style-name="P1"/>
      <text:list xml:id="list3624279221194385393" text:style-name="L1">
        <text:list-item>
          <text:p text:style-name="P8">Visite du PAF de 9h à 9h30 <text:span text:style-name="T2">OK</text:span></text:p>
        </text:list-item>
        <text:list-item>
          <text:p text:style-name="P8">Démontage d'une balance électronique pour étudier les capteurs de charges (load sensors) <text:span text:style-name="T2">OK</text:span></text:p>
        </text:list-item>
        <text:list-item>
          <text:p text:style-name="P9">Mesure des valeurs de resistances du capteur de charge =&gt; 1kOhm <text:span text:style-name="T2">OK</text:span></text:p>
        </text:list-item>
        <text:list-item>
          <text:p text:style-name="P10">Fabrication d'un pont WheatStone avec un capteur de force et 2 resistances d'1 kOhm <text:span text:style-name="T2">KO (impossible de verifier le fonctionnement sans amplificateur, oscillo et voltmetres pas assez précis pour mesure la ddp du pont wheatstone)</text:span></text:p>
        </text:list-item>
        <text:list-item>
          <text:p text:style-name="P11">Modification du code de l'arduino pour permettre la reception de données via le port série (permettra d'envoyer des commandes pour contrôler l'arduino depuis le programme sur PC ou Android<text:span text:style-name="T1">) OK</text:span></text:p>
        </text:list-item>
        <text:list-item>
          <text:p text:style-name="P2">Ajout d'un shield bluetooth OK</text:p>
        </text:list-item>
        <text:list-item>
          <text:p text:style-name="P2">Modification du code de l'arduino pour prendre en charge le Shield bluetooth OK</text:p>
        </text:list-item>
        <text:list-item>
          <text:p text:style-name="P2">Transmission des données via Bluetooth vers l'ordinateur OK</text:p>
        </text:list-item>
        <text:list-item>
          <text:p text:style-name="P4">Alimentation de l'arduino + shield via Power bank USB OK <text:span text:style-name="T3">(autonomie énergétique et communication sans fils)</text:span></text:p>
        </text:list-item>
      </text:list>
      <text:p text:style-name="P3"/>
      <text:p text:style-name="P5">Objectif prochaine séance:</text:p>
      <text:p text:style-name="P5">Démarrage du développement d'une APP android pour afficher la position du centre de gravité sur son smartphone</text:p>
      <text:p text:style-name="P5">Amelioration du code du PC pour lancer la connexion via bluetooth depuis un Thread et eviter de freezer le main Thread</text:p>
      <text:p text:style-name="P6">Ajouter la fonctionnalité de paramétrage de la chaise utilisé dans l'interface PC</text:p>
      <text:p text:style-name="P7">Ajouter une fonction de sauvegarde de la position du centre de gravité optimale pour detecter la mauvaise assise en cas de déplacement de celui 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19S</meta:editing-duration>
    <meta:editing-cycles>16</meta:editing-cycles>
    <meta:generator>LibreOffice/5.1.5.2$Windows_x86 LibreOffice_project/7a864d8825610a8c07cfc3bc01dd4fce6a9447e5</meta:generator>
    <dc:date>2017-01-25T18:05:33.062000000</dc:date>
    <meta:document-statistic meta:table-count="0" meta:image-count="0" meta:object-count="0" meta:page-count="1" meta:paragraph-count="15" meta:word-count="234" meta:character-count="1419" meta:non-whitespace-character-count="1209"/>
    <meta:user-defined meta:name="Info 1"/>
    <meta:user-defined meta:name="Info 2"/>
    <meta:user-defined meta:name="Info 3"/>
    <meta:user-defined meta:name="Info 4"/>
  </office:meta>
</office:document-meta>
</file>